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6573988856538179301"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3895095353345379394"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4893726721115687326"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4330750150356680115" text:style-name="L4">
        <text:list-item>
          <text:p text:style-name="P5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3">Continue adjusting the speed so HR stays near 142. <text:s/>Also continue taking splits for each mile and remembering HR at the end of each mile. <text:s/>Stop running after a mile split goes above 9:30. <text:s/></text:p>
        </text:list-item>
        <text:list-item>
          <text:p text:style-name="P5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0"/>
      <text:p text:style-name="P10">Thurs Feb 6, 2020 <text:span text:style-name="T1">4 miles</text:span> </text:p>
      <text:p text:style-name="P10">I ran on a treadmill in the Wise Center.</text:p>
      <text:p text:style-name="P7">Warm up: <text:span text:style-name="T2">2 miles 9:30 and 8:57, final pulse 142 bpm, rest 4:00</text:span></text:p>
      <text:p text:style-name="P7">Run:<text:span text:style-name="T2"> 2 x ¼ mile and 1 x ½ mile all at 8:00/mile pace. I jogged ¼ mile before each run and one at the end in about 3:00 each.</text:span></text:p>
      <text:p text:style-name="P10"/>
      <text:p text:style-name="P7"><text:span text:style-name="T2">Fri Feb 7, 2020 </text:span>3.25 miles </text:p>
      <text:p text:style-name="P10">I ran on a Wise Center treadmill.</text:p>
      <text:p text:style-name="P7">Run:<text:span text:style-name="T2"> 3 miles in 27:00, </text:span></text:p>
      <text:p text:style-name="P10">Approximate splits and pulses at the end of each split: </text:p>
      <text:p text:style-name="P10">9:30 (131 bpm), 9:00 (137), 8:30 (147)</text:p>
      <text:p text:style-name="P7">Warm down: <text:span text:style-name="T2">0.25 miles in about 3:00</text:span></text:p>
      <text:p text:style-name="P10"/>
      <text:p text:style-name="P7">In the past week: 27.75 miles</text:p>
      <text:p text:style-name="P7"/>
      <text:p text:style-name="P10"><text:soft-page-break/>Sat Feb 8, 2020 <text:span text:style-name="T1">3.5 miles</text:span></text:p>
      <text:p text:style-name="P10">I ran on the indoor track in the Wise Center.</text:p>
      <text:p text:style-name="P10"><text:span text:style-name="T1">Run</text:span>: <text:s/>3 miles in 28:08, <text:span text:style-name="T1">Splits:</text:span> 9:40, 9:20, 9:06</text:p>
      <text:p text:style-name="P10"><text:span text:style-name="T1">Warm down:</text:span> <text:s/>½ mile in about 6:00</text:p>
      <text:p text:style-name="P10"/>
      <text:p text:style-name="P10">Sun Feb. 9, 2020 <text:span text:style-name="T1">3.25 miles</text:span> <text:s/></text:p>
      <text:p text:style-name="P10">I ran on the indoor track in the Wise Center.</text:p>
      <text:p text:style-name="P7">No Warm up</text:p>
      <text:p text:style-name="P10"><text:span text:style-name="T1">Run:</text:span> 1 mile in 4:37 + 4:21 = 8:58 and 4 x ¼ mile, Times: 2:08, 2:07, 2:06 and 2:00 <text:s text:c="2"/></text:p>
      <text:p text:style-name="P10">¼ mile jog after each run, each in about 3:00</text:p>
      <text:p text:style-name="P10"/>
      <text:p text:style-name="P10">Mon Feb 10, 2020 <text:span text:style-name="T1">7.5 miles</text:span> <text:s/>(<text:span text:style-name="T1">Run: 6.25 miles, Walk: 1.25 miles) </text:span><text:s text:c="2"/></text:p>
      <text:p text:style-name="P10"><text:span text:style-name="T1">Warm up:</text:span> ½ mile jog to Wise Center</text:p>
      <text:p text:style-name="P10"><text:span text:style-name="T1">Run and Walk:</text:span> I ran and walked 6.5 miles on the indoor track. I walked about 0.1 miles at the beginning of each ½ mile and averaged about 11:55/mile</text:p>
      <text:p text:style-name="P10"><text:span text:style-name="T1">Warm down:</text:span> ½ mile jog home</text:p>
      <text:p text:style-name="P10"/>
      <text:p text:style-name="P10">Tues Feb 11, 2020 <text:span text:style-name="T1">no running</text:span></text:p>
      <text:p text:style-name="P7"/>
      <text:p text:style-name="P10">Wed Feb 12, 2020 <text:span text:style-name="T1">6.5 miles</text:span> <text:s/>(<text:span text:style-name="T1">Run: 5.5 miles, Walk: 1 miles) </text:span></text:p>
      <text:p text:style-name="P10">I ran and walked on the Wise Center indoor and practiced a routine for running and walking a 50 miler on a relatively level course. <text:s/></text:p>
      <text:p text:style-name="P10"><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0"><text:span text:style-name="T1">Warm down:</text:span> ½ mile jog home </text:p>
      <text:p text:style-name="P10"/>
      <text:p text:style-name="P10">Thur Feb 13, 2020 <text:span text:style-name="T1">4.5 miles <text:s text:c="2"/></text:span>(<text:span text:style-name="T1">Run: 4 miles, Walk: ½ <text:s/>miles) </text:span></text:p>
      <text:p text:style-name="P10">I ran on the Wise Center indoor track.</text:p>
      <text:p text:style-name="P10">2 miles in 18:14, ½ mile splits: 4:59, 4:45, 4:28, 4:02</text:p>
      <text:p text:style-name="P10">9:00 rest</text:p>
      <text:p text:style-name="P10">4 x ¼ mile with a ¼ mile jog after each run</text:p>
      <text:p text:style-name="P10">Times for runs: 2:01, 1:59, 1:57.5, 1:53.5 <text:s/>Jogs in about 3:08</text:p>
      <text:p text:style-name="P10">Warm down: ½ mile walk</text:p>
      <text:p text:style-name="P10"/>
      <text:p text:style-name="P10">Fri Feb 14, 2020 <text:s/><text:span text:style-name="T1">no running</text:span> <text:s/></text:p>
      <text:p text:style-name="P10"/>
      <text:p text:style-name="P10"/>
      <text:p text:style-name="P10"><text:span text:style-name="T1">In the past week: <text:s/>25.25 miles total</text:span>, <text:s/>run: 22.75 miles, walk: 2.75 miles</text:p>
      <text:p text:style-name="P10"/>
      <text:p text:style-name="P10"/>
      <text:p text:style-name="P10"><text:soft-page-break/>Sat Feb 15, 2020 <text:span text:style-name="T1">3 miles</text:span> <text:s/></text:p>
      <text:p text:style-name="P10">I ran 3 miles on the Wise Center indoor track.</text:p>
      <text:p text:style-name="P10">Splits: 10:45, 10:16, 9:56</text:p>
      <text:p text:style-name="P10"/>
      <text:p text:style-name="P10">Sun Feb 16, 2020 <text:span text:style-name="T1">3 miles</text:span> <text:s/></text:p>
      <text:p text:style-name="P10">I ran 3 miles on the Wise Center indoor track.</text:p>
      <text:p text:style-name="P10">Splits: 10:33, 10:24, 9:50</text:p>
      <text:p text:style-name="P10"/>
      <text:p text:style-name="P10">Mon Feb 17, 2020 <text:span text:style-name="T1">8 miles total, <text:s/>run: 4.7 miles, walk: 3.3 miles</text:span></text:p>
      <text:p text:style-name="P10"><text:span text:style-name="T1">Warm up: </text:span>½ mile to the Wise Center</text:p>
      <text:p text:style-name="P7">Run and walk 7 miles on the indoor track: <text:s/><text:span text:style-name="T2">I walked about 0.2 miles and ran about 0.3 miles during each half mile and averaged 12:45/mile. <text:s/>Walking pace about 15:30/mile and running pace about 11:00/mile.</text:span></text:p>
      <text:p text:style-name="P7">Warm down:<text:span text:style-name="T2"> <text:s/>½ mile walk</text:span></text:p>
      <text:p text:style-name="P7"><text:span text:style-name="T2"/></text:p>
      <text:p text:style-name="P7"><text:span text:style-name="T2">Tues Feb 18, 2020 </text:span>no running</text:p>
      <text:p text:style-name="P10"/>
      <text:p text:style-name="P10">Wed Feb 19, 2020 <text:span text:style-name="T1">3 miles total,</text:span> <text:s/><text:span text:style-name="T1">run: 2.25 miles, walk: 0.75 miles</text:span></text:p>
      <text:p text:style-name="P10">I ran and walked 3 miles on the Wise Center indoor track. I walked 1/8 mile at the beginning of each ½ mile and averaged about 12:45/mile.</text:p>
      <text:p text:style-name="P7"/>
      <text:p text:style-name="P1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20T08:26:22.69</dc:date>
    <dc:creator>James Lombardi</dc:creator>
    <meta:editing-duration>P2DT16H41M47S</meta:editing-duration>
    <meta:editing-cycles>272</meta:editing-cycles>
    <meta:generator>OpenOffice/4.1.2$Win32 OpenOffice.org_project/412m3$Build-9782</meta:generator>
    <meta:document-statistic meta:table-count="0" meta:image-count="0" meta:object-count="0" meta:page-count="41" meta:paragraph-count="1086" meta:word-count="11896" meta:character-count="58446"/>
  </office:meta>
</office:document-meta>
</file>